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je suis un chat. Miaou.</text:p>
      <text:p text:style-name="Standard"/>
      <text:p text:style-name="Standard">Domain 1 : perception physique :</text:p>
      <text:list xml:id="list1746937104" text:style-name="L1">
        <text:list-item>
          <text:p text:style-name="P1">Activité de la vie quotidienne</text:p>
        </text:list-item>
        <text:list-item>
          <text:p text:style-name="P1">Dépendance à des substances pharmaceutiques ou assistance médical</text:p>
        </text:list-item>
        <text:list-item>
          <text:p text:style-name="P1">Energie et fatigue </text:p>
        </text:list-item>
        <text:list-item>
          <text:p text:style-name="P1">Mobilité</text:p>
        </text:list-item>
        <text:list-item>
          <text:p text:style-name="P1">Douleur et mal-être</text:p>
        </text:list-item>
        <text:list-item>
          <text:p text:style-name="P1">Sommeil et repos</text:p>
        </text:list-item>
        <text:list-item>
          <text:p text:style-name="P1">Capacité de travail</text:p>
          <text:p text:style-name="P1"/>
        </text:list-item>
      </text:list>
      <text:p text:style-name="Standard">Domain 2 : Psychologique :</text:p>
      <text:list xml:id="list2049249177" text:style-name="L2">
        <text:list-item>
          <text:p text:style-name="P2">Image de soi et de son apparence</text:p>
        </text:list-item>
        <text:list-item>
          <text:p text:style-name="P2">Ressentis négatifs</text:p>
        </text:list-item>
        <text:list-item>
          <text:p text:style-name="P2">Ressentis positifs</text:p>
        </text:list-item>
        <text:list-item>
          <text:p text:style-name="P2">Estime de soi</text:p>
        </text:list-item>
        <text:list-item>
          <text:p text:style-name="P2">Spiritualité/ Religion/ Croyances personnelles.</text:p>
        </text:list-item>
        <text:list-item>
          <text:p text:style-name="P2">Pensée, apprentissage, mémoire et concentration</text:p>
        </text:list-item>
        <text:list-item>
          <text:p text:style-name="P2"/>
        </text:list-item>
      </text:list>
      <text:p text:style-name="Standard">Domain 3 : Relations sociales</text:p>
      <text:list xml:id="list2061951286" text:style-name="L3">
        <text:list-item>
          <text:p text:style-name="P3">Relations personnelles</text:p>
        </text:list-item>
        <text:list-item>
          <text:p text:style-name="P3">Soutien social</text:p>
        </text:list-item>
        <text:list-item>
          <text:p text:style-name="P3">Vie sexuelle</text:p>
        </text:list-item>
      </text:list>
      <text:p text:style-name="Standard">Domain 4 : Environnement </text:p>
      <text:p text:style-name="Standard"/>
      <text:list xml:id="list797932549" text:style-name="L4">
        <text:list-item>
          <text:p text:style-name="P4">Situation financière</text:p>
        </text:list-item>
        <text:list-item>
          <text:p text:style-name="P4">Liberté, sécurité physique et morale</text:p>
        </text:list-item>
        <text:list-item>
          <text:p text:style-name="P4">Santé et aide social : accessibilité et qualité</text:p>
        </text:list-item>
        <text:list-item>
          <text:p text:style-name="P4">Environnement domestique</text:p>
        </text:list-item>
        <text:list-item>
          <text:p text:style-name="P4">Opportunités d'acquérir de nouvelles informations et qualités</text:p>
        </text:list-item>
        <text:list-item>
          <text:p text:style-name="P4">Participation et opportunités de détente / loisirs</text:p>
        </text:list-item>
        <text:list-item>
          <text:p text:style-name="P4">Environnement physique ( pollution/ bruits/ trafic / climat) </text:p>
        </text:list-item>
        <text:list-item>
          <text:p text:style-name="P4">Transpor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érie Gaillard</meta:initial-creator>
    <meta:creation-date>2018-01-18T20:58:18</meta:creation-date>
    <dc:date>2018-01-19T18:21:24</dc:date>
    <dc:creator>Valérie Gaillard</dc:creator>
    <meta:editing-duration>PT19M50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29" meta:word-count="145" meta:character-count="874"/>
  </office:meta>
</office:document-meta>
</file>